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66cc" draw:marker-start-width="0.275cm" draw:marker-end-width="0.275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6cm" svg:height="2.5cm" svg:x="6.7cm" svg:y="7.4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742cm" svg:height="1.415cm" svg:x="8.654cm" svg:y="3.8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6cm" svg:height="2.3cm" svg:x="8.2cm" svg:y="5.1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4cm" svg:height="4cm" svg:x="7.5cm" svg:y="6.9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742cm" svg:height="1.415cm" svg:x="9.754cm" svg:y="4.1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6cm" svg:height="2.3cm" svg:x="9.3cm" svg:y="5.4cm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4cm" svg:height="4cm" svg:x="8.6cm" svg:y="7.3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4cm" svg:height="4cm" svg:x="9.7cm" svg:y="7.8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Vitor Pamplona</meta:initial-creator>
    <meta:creation-date>2007-05-01T13:48:56</meta:creation-date>
    <dc:creator>Vitor Pamplona</dc:creator>
    <dc:date>2007-11-15T19:53:30</dc:date>
    <meta:editing-cycles>3</meta:editing-cycles>
    <meta:editing-duration>PT5M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